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146in"/>
    </style:style>
    <style:style style:name="P1" style:family="paragraph" style:parent-style-name="Standard">
      <style:text-properties officeooo:paragraph-rsid="001e24e6"/>
    </style:style>
    <style:style style:name="P2" style:family="paragraph" style:parent-style-name="Standard">
      <style:text-properties officeooo:rsid="001e24e6" officeooo:paragraph-rsid="001e24e6"/>
    </style:style>
    <style:style style:name="P3" style:family="paragraph" style:parent-style-name="Standard">
      <style:paragraph-properties fo:text-align="center" style:justify-single-word="false"/>
      <style:text-properties officeooo:paragraph-rsid="001e24e6"/>
    </style:style>
    <style:style style:name="P4" style:family="paragraph" style:parent-style-name="Table_20_Contents">
      <style:text-properties officeooo:rsid="001e24e6" officeooo:paragraph-rsid="001e24e6"/>
    </style:style>
    <style:style style:name="P5" style:family="paragraph" style:parent-style-name="Table_20_Contents">
      <style:paragraph-properties fo:text-align="center" style:justify-single-word="false"/>
      <style:text-properties officeooo:rsid="001e24e6" officeooo:paragraph-rsid="001e24e6"/>
    </style:style>
    <style:style style:name="T1" style:family="text">
      <style:text-properties officeooo:rsid="001e24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text:span text:style-name="T1">1.</text:span></text:p>
      <text:p text:style-name="P1"><text:tab/><text:span text:style-name="T1">Sumatorul cu transport succesiv este cel mai simplu tip de sumator paralel. Se obtine prin interconectarea a doua sumatoare complete. In cel mai defavorabil caz, transportul se propaga de la rangul cel mai putin semnificativ pana la rangul cel mai semnificativ.</text:span></text:p>
      <text:p text:style-name="P2"/>
      <text:p text:style-name="P1"><text:tab/><text:span text:style-name="T1">Pe baza ecuatiei de la iesirea celui mai putin semnificativ rang, se incearca stabilirea unei expresii care depinde si de intrarile pentru rangul curent. Se ve obtine o expresie pe doua trepte.</text:span></text:p>
      <text:p text:style-name="Standard">Procedeul de implementare a sumei la primul etaj, conduce la utilizarea unei porţi OR cu 12 </text:p>
      <text:p text:style-name="Standard">intrări şi a 12 porţi AND cu câte 4 intrări.</text:p>
      <text:p text:style-name="Standard">Extinzând la următoarele ranguri, se ajunge la utilizarea unui număr mult prea mare de porţi, </text:p>
      <text:p text:style-name="Standard">practic de nerealizat în prezent.</text:p>
      <text:p text:style-name="Standard"/>
      <text:p text:style-name="Standard">Sumatorul cu transport succesiv este <text:span text:style-name="T1">mai lent </text:span>lent, <text:span text:style-name="T1">dar</text:span> sumatorul cu întârziere minimă este imposibil de realizat.</text:p>
      <text:p text:style-name="Standard"/>
      <text:p text:style-name="Standard"/>
      <text:p text:style-name="Standard">Valori diferite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Tip sumator</text:p>
          </table:table-cell>
          <table:table-cell table:style-name="Table1.A1" office:value-type="string">
            <text:p text:style-name="P5">Intarziere</text:p>
          </table:table-cell>
          <table:table-cell table:style-name="Table1.C1" office:value-type="string">
            <text:p text:style-name="P5">Aria ocupata</text:p>
          </table:table-cell>
        </table:table-row>
        <table:table-row>
          <table:table-cell table:style-name="Table1.A2" office:value-type="string">
            <text:p text:style-name="P4">Transport succesiv</text:p>
          </table:table-cell>
          <table:table-cell table:style-name="Table1.A2" office:value-type="string">
            <text:p text:style-name="P3">2n∆t </text:p>
          </table:table-cell>
          <table:table-cell table:style-name="Table1.C2" office:value-type="string">
            <text:p text:style-name="P3">9n</text:p>
          </table:table-cell>
        </table:table-row>
        <table:table-row table:style-name="Table1.3">
          <table:table-cell table:style-name="Table1.A2" office:value-type="string">
            <text:p text:style-name="P4">Intarziere minima</text:p>
          </table:table-cell>
          <table:table-cell table:style-name="Table1.A2" office:value-type="string">
            <text:p text:style-name="P3">2∆t <text:tab/></text:p>
          </table:table-cell>
          <table:table-cell table:style-name="Table1.C2" office:value-type="string">
            <text:p text:style-name="P3">2^(2n+1)/(2n + 1)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09:04:56.201836994</meta:creation-date>
    <dc:date>2020-03-31T09:18:02.026198680</dc:date>
    <meta:editing-duration>PT17S</meta:editing-duration>
    <meta:editing-cycles>1</meta:editing-cycles>
    <meta:document-statistic meta:table-count="1" meta:image-count="0" meta:object-count="0" meta:page-count="1" meta:paragraph-count="18" meta:word-count="154" meta:character-count="948" meta:non-whitespace-character-count="805"/>
    <meta:generator>LibreOffice/6.0.7.3$Linux_X86_64 LibreOffice_project/00m0$Build-3</meta:generator>
  </office:meta>
</office:document-meta>
</file>